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da0d1" officeooo:paragraph-rsid="001da0d1"/>
    </style:style>
    <style:style style:name="P2" style:family="paragraph" style:parent-style-name="Standard">
      <style:text-properties officeooo:rsid="001e8bea" officeooo:paragraph-rsid="001e8bea"/>
    </style:style>
    <style:style style:name="T1" style:family="text">
      <style:text-properties officeooo:rsid="0020189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thentication:</text:p>
      <text:p text:style-name="P1"/>
      <text:p text:style-name="P1">Create authentication service with client credentials flow between services with id + secret for JWT tokens. Or could use delegated authentication if needed – but seems to not be the case.</text:p>
      <text:p text:style-name="P1"><text:s/></text:p>
      <text:p text:style-name="P1">Employ separated databases per micro service – Currently this is just in memory file storage mongodb or similar would work best for the JSON structure. </text:p>
      <text:p text:style-name="P1">Infrastructure wise you would want to parallel run services with multiple instances, especially the gateway to enable fault tolerance.</text:p>
      <text:p text:style-name="P1"/>
      <text:p text:style-name="P1">Logging could be via <text:s/>number of methods, Firstly log statements where useful, then the use of something like dynatrace or similar that offers sidecart monitoring would be beneficial.</text:p>
      <text:p text:style-name="P1"/>
      <text:p text:style-name="P1">I would improve this stack by using a database to store requests, Improve current code with unit /integration tests, RPC calls could be useful as opposed to http calls to improve speed and scalability. <text:s text:c="2"/></text:p>
      <text:p text:style-name="P2">Furthermore there was an issue I experienced with SignalR <text:s/>– This was not working in docker container with curl also unable to access the server, assuming is dockerfile. Additionally there is some work that can be done around improving the flow of messages vs api calls – This was unclear in requirements but if they are doing the same and its detected as ‘async’ we could forego the sync http call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4-06-10T23:47:43.802000000</meta:creation-date>
    <dc:date>2024-06-11T00:35:00.603000000</dc:date>
    <meta:editing-duration>PT47M16S</meta:editing-duration>
    <meta:editing-cycles>3</meta:editing-cycles>
    <meta:generator>LibreOffice/6.3.4.2$Windows_X86_64 LibreOffice_project/60da17e045e08f1793c57c00ba83cdfce946d0aa</meta:generator>
    <meta:document-statistic meta:table-count="0" meta:image-count="0" meta:object-count="0" meta:page-count="1" meta:paragraph-count="8" meta:word-count="205" meta:character-count="1276" meta:non-whitespace-character-count="1067"/>
  </office:meta>
</office:document-meta>
</file>